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Lucida Sans Typewriter" svg:font-family="'Lucida Sans Typewriter'" style:font-family-generic="modern"/>
    <style:font-face style:name="Arial1" svg:font-family="Arial" style:font-family-generic="swiss"/>
    <style:font-face style:name="DejaVu Sans" svg:font-family="'DejaVu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272cm" fo:margin-left="1.064cm" table:align="left" style:writing-mode="lr-tb"/>
    </style:style>
    <style:style style:name="Table3.A" style:family="table-column">
      <style:table-column-properties style:column-width="5.886cm"/>
    </style:style>
    <style:style style:name="Table3.B" style:family="table-column">
      <style:table-column-properties style:column-width="2.115cm"/>
    </style:style>
    <style:style style:name="Table3.C" style:family="table-column">
      <style:table-column-properties style:column-width="2.178cm"/>
    </style:style>
    <style:style style:name="Table3.D" style:family="table-column">
      <style:table-column-properties style:column-width="2.3cm"/>
    </style:style>
    <style:style style:name="Table3.E" style:family="table-column">
      <style:table-column-properties style:column-width="1.977cm"/>
    </style:style>
    <style:style style:name="Table3.F" style:family="table-column">
      <style:table-column-properties style:column-width="2.81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F1" style:family="table-cell">
      <style:table-cell-properties style:vertical-align="middle" fo:padding-left="0.191cm" fo:padding-right="0.191cm" fo:padding-top="0cm" fo:padding-bottom="0cm" fo:border="0.5pt solid #000000" style:writing-mode="lr-tb"/>
    </style:style>
    <style:style style:name="P1" style:family="paragraph" style:parent-style-name="Legalityrule" style:list-style-name="WW8Num8">
      <style:paragraph-properties>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officeooo:paragraph-rsid="001be083"/>
    </style:style>
    <style:style style:name="P2" style:family="paragraph" style:parent-style-name="Legalityrule" style:list-style-name="">
      <style:paragraph-properties fo:margin-left="1.016cm" fo:margin-right="0cm" fo:text-indent="-1.016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fo:language="en" fo:country="US" officeooo:rsid="001be083" officeooo:paragraph-rsid="001be083" style:font-name-complex="Arial"/>
    </style:style>
    <style:style style:name="P3" style:family="paragraph" style:parent-style-name="Legalityrule" style:list-style-name="">
      <style:paragraph-properties fo:margin-left="1.016cm" fo:margin-right="0cm" fo:text-indent="-1.016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fo:language="en" fo:country="US" officeooo:rsid="001c9474" officeooo:paragraph-rsid="001c9474" style:font-name-complex="Arial"/>
    </style:style>
    <style:style style:name="P4" style:family="paragraph" style:parent-style-name="Legalityrule" style:list-style-name="">
      <style:paragraph-properties fo:margin-left="1.016cm" fo:margin-right="0cm" fo:text-indent="-1.016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fo:language="en" fo:country="US" officeooo:rsid="001c9474" officeooo:paragraph-rsid="001f0851" style:font-name-complex="Arial"/>
    </style:style>
    <style:style style:name="P5" style:family="paragraph" style:parent-style-name="Legalityrule" style:list-style-name="">
      <style:paragraph-properties fo:margin-left="1.016cm" fo:margin-right="0cm" fo:text-indent="-1.016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fo:language="en" fo:country="US" officeooo:rsid="001dbef9" officeooo:paragraph-rsid="001dbef9" style:font-name-complex="Arial"/>
    </style:style>
    <style:style style:name="P6" style:family="paragraph" style:parent-style-name="Legalityrule" style:list-style-name="">
      <style:paragraph-properties fo:margin-left="1.016cm" fo:margin-right="0cm" fo:text-indent="-1.016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fo:language="en" fo:country="US" officeooo:rsid="00209fc3" officeooo:paragraph-rsid="00209fc3" style:font-name-complex="Arial"/>
    </style:style>
    <style:style style:name="P7" style:family="paragraph" style:parent-style-name="Legalityrule" style:list-style-name="WW8Num34">
      <style:paragraph-properties fo:margin-left="0cm" fo:margin-right="0cm" fo:text-indent="0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 fo:language="en" fo:country="US" officeooo:rsid="001be083" officeooo:paragraph-rsid="001be083" style:font-name-complex="Arial"/>
    </style:style>
    <style:style style:name="P8" style:family="paragraph" style:parent-style-name="Legalityrule" style:list-style-name="WW8Num34">
      <style:paragraph-properties fo:margin-left="0cm" fo:margin-right="0cm" fo:text-indent="0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officeooo:rsid="001be083" officeooo:paragraph-rsid="001be083"/>
    </style:style>
    <style:style style:name="P9" style:family="paragraph" style:parent-style-name="Legalityrule">
      <style:paragraph-properties fo:margin-left="0cm" fo:margin-right="0cm" fo:text-indent="0cm" style:auto-text-indent="false">
        <style:tab-stops>
          <style:tab-stop style:position="1.27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Arial1" officeooo:rsid="001be083" officeooo:paragraph-rsid="001be083"/>
    </style:style>
    <style:style style:name="P10" style:family="paragraph" style:parent-style-name="Standard">
      <style:text-properties style:font-name="Courier New" fo:language="en" fo:country="US" officeooo:rsid="002e47cc" officeooo:paragraph-rsid="001b9bf4"/>
    </style:style>
    <style:style style:name="P11" style:family="paragraph" style:parent-style-name="Standard">
      <style:text-properties style:font-name="Courier New" fo:language="en" fo:country="US" officeooo:rsid="002e47cc" officeooo:paragraph-rsid="001be083"/>
    </style:style>
    <style:style style:name="P12" style:family="paragraph" style:parent-style-name="Standard">
      <style:text-properties style:font-name="Courier New" fo:language="en" fo:country="US" officeooo:rsid="002e47cc" officeooo:paragraph-rsid="001c27d0"/>
    </style:style>
    <style:style style:name="P13" style:family="paragraph" style:parent-style-name="Standard">
      <style:text-properties style:font-name="Arial1" fo:language="en" fo:country="US" officeooo:rsid="002dc715" officeooo:paragraph-rsid="001b9bf4"/>
    </style:style>
    <style:style style:name="P14" style:family="paragraph" style:parent-style-name="Standard">
      <style:text-properties style:font-name="Arial1" fo:language="en" fo:country="US" officeooo:rsid="002e47cc" officeooo:paragraph-rsid="001b9bf4"/>
    </style:style>
    <style:style style:name="P15" style:family="paragraph" style:parent-style-name="Standard">
      <style:paragraph-properties fo:margin-top="0.004cm" fo:margin-bottom="0.004cm" style:contextual-spacing="false" fo:text-align="end" style:justify-single-word="false" fo:padding-left="0cm" fo:padding-right="0cm" fo:padding-top="0cm" fo:padding-bottom="0.035cm" fo:border-left="none" fo:border-right="none" fo:border-top="none" fo:border-bottom="1.5pt solid #000000"/>
      <style:text-properties style:font-name="Arial1" fo:language="en" fo:country="GB" officeooo:paragraph-rsid="001be083" style:language-asian="fr" style:country-asian="FR" style:font-name-complex="Times"/>
    </style:style>
    <style:style style:name="P16" style:family="paragraph" style:parent-style-name="Standard">
      <style:paragraph-properties fo:margin-top="0.004cm" fo:margin-bottom="0.004cm" style:contextual-spacing="false"/>
      <style:text-properties style:font-name="Arial1" fo:language="en" fo:country="GB" officeooo:paragraph-rsid="001be083" style:language-asian="fr" style:country-asian="FR" style:font-name-complex="Times"/>
    </style:style>
    <style:style style:name="P17" style:family="paragraph" style:parent-style-name="Standard">
      <style:paragraph-properties fo:margin-top="0.004cm" fo:margin-bottom="0.004cm" style:contextual-spacing="false" fo:text-align="center" style:justify-single-word="false"/>
      <style:text-properties style:font-name="Arial1" fo:language="en" fo:country="GB" officeooo:paragraph-rsid="001be083" style:language-asian="fr" style:country-asian="FR" style:font-name-complex="Times"/>
    </style:style>
    <style:style style:name="P18" style:family="paragraph" style:parent-style-name="Standard">
      <style:paragraph-properties fo:margin-top="0.004cm" fo:margin-bottom="0.004cm" style:contextual-spacing="false" fo:text-align="center" style:justify-single-word="false" style:snap-to-layout-grid="false"/>
      <style:text-properties style:font-name="Arial1" fo:language="en" fo:country="GB" officeooo:paragraph-rsid="001be083" style:language-asian="fr" style:country-asian="FR" style:font-name-complex="Times"/>
    </style:style>
    <style:style style:name="P19" style:family="paragraph" style:parent-style-name="Standard">
      <style:paragraph-properties fo:margin-top="0.004cm" fo:margin-bottom="0.004cm" style:contextual-spacing="false" fo:text-align="center" style:justify-single-word="false"/>
      <style:text-properties style:font-name="Arial1" fo:language="en" fo:country="GB" officeooo:paragraph-rsid="001be083" style:language-asian="fr" style:country-asian="FR"/>
    </style:style>
    <style:style style:name="P20" style:family="paragraph" style:parent-style-name="Standard">
      <style:paragraph-properties fo:margin-top="0.004cm" fo:margin-bottom="0.004cm" style:contextual-spacing="false" fo:text-align="center" style:justify-single-word="false"/>
      <style:text-properties style:font-name="Arial1" fo:language="en" fo:country="GB" fo:font-style="italic" officeooo:paragraph-rsid="001be083" style:language-asian="fr" style:country-asian="FR" style:font-style-asian="italic" style:font-name-complex="Times"/>
    </style:style>
    <style:style style:name="P21" style:family="paragraph" style:parent-style-name="Standard">
      <style:paragraph-properties fo:margin-top="0.004cm" fo:margin-bottom="0.004cm" style:contextual-spacing="false"/>
      <style:text-properties style:font-name="Arial1" fo:language="en" fo:country="GB" fo:font-weight="bold" officeooo:paragraph-rsid="001be083" style:language-asian="fr" style:country-asian="FR" style:font-weight-asian="bold" style:font-name-complex="Times"/>
    </style:style>
    <style:style style:name="P22" style:family="paragraph" style:parent-style-name="Standard" style:master-page-name="Standard">
      <style:paragraph-properties style:page-number="auto"/>
      <style:text-properties style:font-name="Arial1" fo:language="en" fo:country="US" officeooo:rsid="002dc715" officeooo:paragraph-rsid="001b9bf4"/>
    </style:style>
    <style:style style:name="T1" style:family="text">
      <style:text-properties style:language-asian="ar" style:country-asian="SA"/>
    </style:style>
    <style:style style:name="T2" style:family="text">
      <style:text-properties officeooo:rsid="00304f22" style:language-asian="ar" style:country-asian="SA"/>
    </style:style>
    <style:style style:name="T3" style:family="text">
      <style:text-properties officeooo:rsid="001be083" style:language-asian="ar" style:country-asian="SA"/>
    </style:style>
    <style:style style:name="T4" style:family="text">
      <style:text-properties style:language-asian="ar" style:country-asian="SA" text:display="true"/>
    </style:style>
    <style:style style:name="T5" style:family="text">
      <style:text-properties officeooo:rsid="001c27d0" style:language-asian="ar" style:country-asian="SA"/>
    </style:style>
    <style:style style:name="T6" style:family="text">
      <style:text-properties style:font-name="Arial" style:font-name-complex="Arial"/>
    </style:style>
    <style:style style:name="T7" style:family="text">
      <style:text-properties style:font-name="Arial" fo:language="en" fo:country="US" officeooo:rsid="001be083" style:font-name-complex="Arial"/>
    </style:style>
    <style:style style:name="T8" style:family="text">
      <style:text-properties style:font-name="Arial" fo:language="en" fo:country="US" officeooo:rsid="001be083" style:language-asian="ar" style:country-asian="SA"/>
    </style:style>
    <style:style style:name="T9" style:family="text">
      <style:text-properties fo:background-color="transparent"/>
    </style:style>
    <style:style style:name="T10" style:family="text">
      <style:text-properties fo:background-color="transparent" style:language-asian="ar" style:country-asian="SA"/>
    </style:style>
    <style:style style:name="T11" style:family="text">
      <style:text-properties fo:language="en" fo:country="US" officeooo:rsid="001be083" style:font-name-complex="Arial"/>
    </style:style>
    <style:style style:name="T12" style:family="text">
      <style:text-properties officeooo:rsid="001f0851"/>
    </style:style>
    <style:style style:name="T13" style:family="text">
      <style:text-properties style:font-name-complex="Arial"/>
    </style:style>
    <style:style style:name="T14" style:family="text">
      <style:text-properties style:font-name="Arial1" style:language-asian="ar" style:country-asian="SA"/>
    </style:style>
    <style:style style:name="T15" style:family="text">
      <style:text-properties style:font-name="Arial1" officeooo:rsid="001c27d0" style:language-asian="ar" style:country-asian="SA"/>
    </style:style>
    <style:style style:name="T16" style:family="text">
      <style:text-properties style:font-name="Arial1" officeooo:rsid="00304f22" style:language-asian="ar" style:country-asian="SA"/>
    </style:style>
    <style:style style:name="T17" style:family="text">
      <style:text-properties style:font-name="Arial1" officeooo:rsid="001be083" style:language-asian="ar" style:country-asian="SA"/>
    </style:style>
    <style:style style:name="T18" style:family="text">
      <style:text-properties style:font-name="Arial1"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rom Revised behavior annex draft 2014 04 14.</text:p>
      <text:p text:style-name="P13"/>
      <text:p text:style-name="P14">D3</text:p>
      <text:p text:style-name="P14"/>
      <text:p text:style-name="P10"><text:span text:style-name="Zeichenformat"><text:span text:style-name="T14"/></text:span></text:p>
      <text:p text:style-name="P12"><text:span text:style-name="Zeichenformat"><text:span text:style-name="T15">(24)</text:span></text:span></text:p>
      <text:p text:style-name="P12"><text:span text:style-name="Zeichenformat"><text:span text:style-name="T15"/></text:span></text:p>
      <text:p text:style-name="P12"><text:span text:style-name="Zeichenformat"><text:span text:style-name="T15">Section D.3, paragraph (24): ... "A transition out of the initial state is triggered by the initialize action defined in the core AADL standard."... Let us consider an initial complete state called "S". D.3 (L7) states that "Transitions out of complete states must have dispatch conditions." Then transitions out of S must have a dispatch condition. Eventually, when is a transition out of S triggered? When the initialization action is performed (semantics precision (24)) or when the dispatch occurs (legality rule D.3.L7)? </text:span></text:span></text:p>
      <text:p text:style-name="P12"><text:span text:style-name="Zeichenformat"><text:span text:style-name="T15"/></text:span></text:p>
      <text:p text:style-name="P12"><text:span text:style-name="Zeichenformat"><text:span text:style-name="T15">After the sentence "Upon completion of initialization a complete state is reached.", the following text was inserted: "In a behavior specification, the initial state can be a complete state (i.e. an initial complete state). Such a state is an implicit superposition of two states - an initial state and a complete state - connected by an implicit transition. This implicit transition – from the implicit initial state towards the implicit complete state - is triggered by the initialize action defined in the core standard. No condition can be associated to this implicit transition. No other action than the initialization action defined in the core standard (i.e. call to the initialize_entrypoint as defined by a property in the core language) can be associated to the implicit transition.Note that entering (resp. exiting) an initial complete state stands for entering (resp. exiting) the implicit complete state. This means that no transition can reach the implicit initial state." </text:span></text:span></text:p>
      <text:p text:style-name="P12"><text:span text:style-name="Zeichenformat"><text:span text:style-name="T15"/></text:span></text:p>
      <text:p text:style-name="P10"><text:span text:style-name="Zeichenformat"><text:span text:style-name="T14"/></text:span></text:p>
      <text:p text:style-name="P10"><text:span text:style-name="Zeichenformat"><text:span text:style-name="T14">(25) A dispatch trigger will result in a transition out of a complete state and to one of the states defined in the behavior annex (either an execution state or a complete state)</text:span></text:span></text:p>
      <text:p text:style-name="P10"><text:span text:style-name="Zeichenformat"><text:span text:style-name="T14"/></text:span></text:p>
      <text:p text:style-name="P10"><text:span text:style-name="Zeichenformat"><text:span text:style-name="T16">Instead of</text:span></text:span></text:p>
      <text:p text:style-name="P10"><text:span text:style-name="Zeichenformat"><text:span text:style-name="T16"/></text:span></text:p>
      <text:p text:style-name="P10"><text:span text:style-name="Zeichenformat"><text:span text:style-name="T16">to zero or one execution state.</text:span></text:span></text:p>
      <text:p text:style-name="P10"><text:span text:style-name="Zeichenformat"><text:span text:style-name="T16"/></text:span></text:p>
      <text:p text:style-name="P10"><text:span text:style-name="Zeichenformat"><text:span text:style-name="T16"/></text:span></text:p>
      <text:p text:style-name="P11"><text:span text:style-name="Zeichenformat"><text:span text:style-name="T17">D4</text:span></text:span></text:p>
      <text:p text:style-name="P11"><text:span text:style-name="Zeichenformat"><text:span text:style-name="T17"/></text:span></text:p>
      <text:list xml:id="list962192328902104426" text:style-name="WW8Num8">
        <text:list-item>
          <text:p text:style-name="P1"><text:span text:style-name="T18">The following table sums up</text:span><text:span text:style-name="Marque_20_de_20_commentaire"><text:span text:style-name="T14"> </text:span></text:span><office:annotation-end office:name="__Fieldmark__2466_793524001"/><text:span text:style-name="T18">the compatibility rules between the dispatch_protocol property values defined in the core standard and the dispatch_trigger_condition used in a behavior annex. This table is only relevant when the property and the annex are applied to a component of the thread category.</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dispatch_protocol</text:p>
            <text:p text:style-name="P15"/>
            <text:p text:style-name="P16"/>
            <text:p text:style-name="P16">dispatch_trigger_condition</text:p>
          </table:table-cell>
          <table:table-cell table:style-name="Table3.B1" office:value-type="string">
            <text:p text:style-name="P20">Periodic</text:p>
          </table:table-cell>
          <table:table-cell table:style-name="Table3.B1" office:value-type="string">
            <text:p text:style-name="P20">Sporadic</text:p>
          </table:table-cell>
          <table:table-cell table:style-name="Table3.B1" office:value-type="string">
            <text:p text:style-name="P20">Aperiodic</text:p>
          </table:table-cell>
          <table:table-cell table:style-name="Table3.B1" office:value-type="string">
            <text:p text:style-name="P20">Hybrid</text:p>
          </table:table-cell>
          <table:table-cell table:style-name="Table3.F1" office:value-type="string">
            <text:p text:style-name="P20">Timed</text:p>
          </table:table-cell>
        </table:table-row>
        <table:table-row table:style-name="Table3.1">
          <table:table-cell table:style-name="Table3.A1" office:value-type="string">
            <text:p text:style-name="P19"></text:p>
          </table:table-cell>
          <table:table-cell table:style-name="Table3.B1" office:value-type="string">
            <text:p text:style-name="P17">X</text:p>
          </table:table-cell>
          <table:table-cell table:style-name="Table3.B1" office:value-type="string">
            <text:p text:style-name="P18"/>
          </table:table-cell>
          <table:table-cell table:style-name="Table3.B1" office:value-type="string">
            <text:p text:style-name="P18"/>
          </table:table-cell>
          <table:table-cell table:style-name="Table3.B1" office:value-type="string">
            <text:p text:style-name="P17">X</text:p>
          </table:table-cell>
          <table:table-cell table:style-name="Table3.F1" office:value-type="string">
            <text:p text:style-name="P17">X</text:p>
          </table:table-cell>
        </table:table-row>
        <table:table-row table:style-name="Table3.1">
          <table:table-cell table:style-name="Table3.A1" office:value-type="string">
            <text:p text:style-name="P16">dispatch_trigger (logical combination)</text:p>
          </table:table-cell>
          <table:table-cell table:style-name="Table3.B1" office:value-type="string">
            <text:p text:style-name="P18"/>
          </table:table-cell>
          <table:table-cell table:style-name="Table3.B1" office:value-type="string">
            <text:p text:style-name="P17">X</text:p>
          </table:table-cell>
          <table:table-cell table:style-name="Table3.B1" office:value-type="string">
            <text:p text:style-name="P17">X</text:p>
          </table:table-cell>
          <table:table-cell table:style-name="Table3.B1" office:value-type="string">
            <text:p text:style-name="P17">X</text:p>
          </table:table-cell>
          <table:table-cell table:style-name="Table3.F1" office:value-type="string">
            <text:p text:style-name="P17">X</text:p>
          </table:table-cell>
        </table:table-row>
        <table:table-row table:style-name="Table3.1">
          <table:table-cell table:style-name="Table3.A1" office:value-type="string">
            <text:p text:style-name="P16">Provides_subprogram_access</text:p>
          </table:table-cell>
          <table:table-cell table:style-name="Table3.B1" office:value-type="string">
            <text:p text:style-name="P18"/>
          </table:table-cell>
          <table:table-cell table:style-name="Table3.B1" office:value-type="string">
            <text:p text:style-name="P17">X</text:p>
          </table:table-cell>
          <table:table-cell table:style-name="Table3.B1" office:value-type="string">
            <text:p text:style-name="P17">X</text:p>
          </table:table-cell>
          <table:table-cell table:style-name="Table3.B1" office:value-type="string">
            <text:p text:style-name="P17">X</text:p>
          </table:table-cell>
          <table:table-cell table:style-name="Table3.F1" office:value-type="string">
            <text:p text:style-name="P17">X</text:p>
          </table:table-cell>
        </table:table-row>
        <table:table-row table:style-name="Table3.1">
          <table:table-cell table:style-name="Table3.A1" office:value-type="string">
            <text:p text:style-name="P21">Stop</text:p>
          </table:table-cell>
          <table:table-cell table:style-name="Table3.B1" office:value-type="string">
            <text:p text:style-name="P17">X</text:p>
          </table:table-cell>
          <table:table-cell table:style-name="Table3.B1" office:value-type="string">
            <text:p text:style-name="P17">X</text:p>
          </table:table-cell>
          <table:table-cell table:style-name="Table3.B1" office:value-type="string">
            <text:p text:style-name="P17">X</text:p>
          </table:table-cell>
          <table:table-cell table:style-name="Table3.B1" office:value-type="string">
            <text:p text:style-name="P17">X</text:p>
          </table:table-cell>
          <table:table-cell table:style-name="Table3.F1" office:value-type="string">
            <text:p text:style-name="P17">X</text:p>
          </table:table-cell>
        </table:table-row>
        <text:soft-page-break/>
        <table:table-row table:style-name="Table3.1">
          <table:table-cell table:style-name="Table3.A1" office:value-type="string">
            <text:p text:style-name="P16">dispatch_relative_timeout_catch</text:p>
          </table:table-cell>
          <table:table-cell table:style-name="Table3.B1" office:value-type="string">
            <text:p text:style-name="P18"/>
          </table:table-cell>
          <table:table-cell table:style-name="Table3.B1" office:value-type="string">
            <text:p text:style-name="P18"/>
          </table:table-cell>
          <table:table-cell table:style-name="Table3.B1" office:value-type="string">
            <text:p text:style-name="P18"/>
          </table:table-cell>
          <table:table-cell table:style-name="Table3.B1" office:value-type="string">
            <text:p text:style-name="P18"/>
          </table:table-cell>
          <table:table-cell table:style-name="Table3.F1" office:value-type="string">
            <text:p text:style-name="P17">X</text:p>
          </table:table-cell>
        </table:table-row>
      </table:table>
      <text:p text:style-name="P2"/>
      <text:p text:style-name="P6">(L3) The completion_relative_timeout_condition_and_catch statement must be declared in at most one outgoing transition of a complete state. #Besides#, note that the completion_relative_timeout_condition_and_catch statement is not present in the previous table because this statement cannot be applied to a thread component (but only to device components). Indeed, the completion_relative_timeout_condition_and_catch is not compatible with any of the possible values of the dispatch_protocol property of a thread.</text:p>
      <text:p text:style-name="P2"/>
      <text:p text:style-name="P3">(7) In a behavior specification, a final state can be a complete state (i.e. an final complete state). Such a state is an implicit superposition of two states – a complete state and a final state - connected by an implicit transition. This implicit transition – from the implicit complete state towards the implicit final state – can only be triggered by the reception of a stop event. No other action than the finalization action (represented by the finalize_entrypoint property from the core language) can be associated to this implicit transition. No execution condition can be associated to this implicit transition.<text:tab/>Note that entering (respectively exiting) a final complete state stands for entering (resp. exiting) the implicit complete state.</text:p>
      <text:p text:style-name="P5"/>
      <text:p text:style-name="P4">(8) In a behavior specification, an initial state can be a complete state and a final state as well (i.e. an final complete state). Such a state is an implicit superposition of three states – an initial state, a complete state, and a final state - connected by two implicit transitions. <text:s/>The first transition, from the implicit initial state towards the implicit complete state, can only be triggered by the initialization action as defined in the core standard. The second transition, from the implicit complete state and towards the implicit final state, can only be triggered by the reception of a stop event. Note that exiting (respectively entering) an initial final complete state stands for exiting (resp. entering) the implicit complete state. No other action than the initialization action (call to the initialize_entrypoint as defined by a property in the core language) can be associated to the first implicit transition. No other action than the finalization action (represented by the finalize_entrypoint property from the core language) can be associated to the second implicit transition. No execution condition can be associated to those two implicit transitions. </text:p>
      <text:p text:style-name="P5"/>
      <text:p text:style-name="P5"><text:span text:style-name="T12">Associated to</text:span> (6) Stop events are dispatch triggers to model initiation of finalization and transition from a complete state to the final state, possibly via one or more execution states. If the core property finalize entrypoint is already specified [AS5506A 5.4.1] then it can be used as an implicit finalization action, otherwise it can be specified as BA action on transitions from complete states.</text:p>
      <text:p text:style-name="P2">D6</text:p>
      <text:list xml:id="list4684293947856853578" text:style-name="WW8Num34">
        <text:list-header>
          <text:p text:style-name="P8"><text:span text:style-name="T11">(L7) In conformance with the definition of the core AADL Standard, a port name only accepts a one dimension array.</text:span></text:p>
        </text:list-header>
      </text:list>
      <text:p text:style-name="P9"><text:soft-page-break/><text:span text:style-name="T11">(L8) Accesses to shared data components must be used in a way that no complete state can be reached if a resource has been locked (using for instance Get_Resource, or !&lt;) and not released (using for instance Release_Resource, or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Lucida Sans Typewriter" svg:font-family="'Lucida Sans Typewriter'" style:font-family-generic="modern"/>
    <style:font-face style:name="Arial1" svg:font-family="Arial" style:font-family-generic="swiss"/>
    <style:font-face style:name="DejaVu Sans" svg:font-family="'DejaVu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egalityrule" style:family="paragraph" style:parent-style-name="Text_20_body">
      <style:paragraph-properties fo:margin-left="1.016cm" fo:margin-right="0cm" fo:margin-top="0cm" fo:margin-bottom="0.388cm" style:contextual-spacing="false" fo:keep-together="always" fo:text-indent="0cm" style:auto-text-indent="false"/>
      <style:text-properties style:font-name="Helvetica" fo:font-family="Helvetica" style:font-family-generic="swiss" style:font-pitch="variable" style:font-name-complex="Helvetica" style:font-family-complex="Helvetica" style:font-family-generic-complex="swiss" style:font-pitch-complex="variabl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Arial" fo:font-family="Arial" style:font-family-generic="swiss" style:font-pitch="variable" fo:font-size="10pt" fo:font-style="normal" fo:font-weight="normal" style:font-size-asian="10pt" style:font-style-asian="normal" style:font-weight-asian="normal" style:font-name-complex="Lucida Sans Typewriter" style:font-family-complex="'Lucida Sans Typewriter'"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text:style-name="Zeichenformat" style:num-prefix="(L"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prefix="(L"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3T16:30:40.517375390</meta:creation-date>
    <dc:date>2014-06-13T17:14:40.243926818</dc:date>
    <meta:editing-duration>PT43M21S</meta:editing-duration>
    <meta:editing-cycles>9</meta:editing-cycles>
    <meta:generator>LibreOffice/4.1.3.2$Linux_X86_64 LibreOffice_project/410m0$Build-2</meta:generator>
    <meta:document-statistic meta:table-count="1" meta:image-count="0" meta:object-count="0" meta:page-count="3" meta:paragraph-count="46" meta:word-count="856" meta:character-count="5477" meta:non-whitespace-character-count="4661"/>
  </office:meta>
</office:document-meta>
</file>